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4000001FA0C0FB093545E796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6.5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cm" svg:height="1.673cm" svg:x="1.2cm" svg:y="6.8cm">
          <draw:text-box>
            <text:p>An uncrossable fence</text:p>
          </draw:text-box>
        </draw:frame>
        <draw:frame draw:style-name="gr2" draw:text-style-name="P1" draw:layer="layout" svg:width="5.434cm" svg:height="0.962cm" svg:x="14.3cm" svg:y="2.838cm">
          <draw:text-box>
            <text:p>Distinct large tree</text:p>
          </draw:text-box>
        </draw:frame>
        <draw:frame draw:style-name="gr3" draw:text-style-name="P2" draw:layer="layout" svg:width="7.085cm" svg:height="1.7cm" svg:x="4.015cm" svg:y="10cm">
          <draw:text-box>
            <text:p><text:span text:style-name="T1">Out of bounds</text:span></text:p>
          </draw:text-box>
        </draw:frame>
        <draw:line draw:style-name="gr4" draw:text-style-name="P3" draw:layer="layout" svg:x1="5.8cm" svg:y1="7.3cm" svg:x2="7.2cm" svg:y2="6.6cm">
          <text:p/>
        </draw:line>
        <draw:frame draw:style-name="gr3" draw:text-style-name="P2" draw:layer="layout" svg:width="7.085cm" svg:height="1.7cm" svg:x="12.1cm" svg:y="10.2cm">
          <draw:text-box>
            <text:p><text:span text:style-name="T1">Also out of bounds</text:span></text:p>
          </draw:text-box>
        </draw:frame>
        <draw:frame draw:style-name="gr5" draw:text-style-name="P4" draw:layer="layout" svg:width="6.772cm" svg:height="5.321cm" svg:x="7.128cm" svg:y="4.479cm">
          <draw:image xlink:href="Pictures/1000000000000284000001FA0C0FB093545E7960.jpg" xlink:type="simple" xlink:show="embed" xlink:actuate="onLoad">
            <text:p/>
          </draw:image>
        </draw:frame>
        <draw:line draw:style-name="gr4" draw:text-style-name="P3" draw:layer="layout" svg:x1="15.5cm" svg:y1="3.6cm" svg:x2="12.5cm" svg:y2="5.6cm">
          <text:p/>
        </draw:line>
        <draw:line draw:style-name="gr4" draw:text-style-name="P3" draw:layer="layout" svg:x1="7.9cm" svg:y1="10.4cm" svg:x2="9cm" svg:y2="9.4cm">
          <text:p/>
        </draw:line>
        <draw:line draw:style-name="gr4" draw:text-style-name="P3" draw:layer="layout" svg:x1="13.1cm" svg:y1="10.4cm" svg:x2="12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7T08:57:08.635843168</dc:date>
    <meta:editing-duration>PT1H59M33S</meta:editing-duration>
    <meta:editing-cycles>12</meta:editing-cycles>
    <meta:generator>LibreOffice/6.0.7.3$Linux_X86_64 LibreOffice_project/00m0$Build-3</meta:generator>
    <meta:document-statistic meta:object-count="9"/>
  </office:meta>
</office:document-meta>
</file>